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fe16" officeooo:paragraph-rsid="001afe16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1afe16" officeooo:paragraph-rsid="001afe16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c7be3" officeooo:paragraph-rsid="001c7be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Questions</text:p>
      <text:list xml:id="list7171504067478605645" text:style-name="L1">
        <text:list-item>
          <text:p text:style-name="P2">Take user input integer and print even numbers</text:p>
          <text:list>
            <text:list-item>
              <text:p text:style-name="P2">Example : Enter Number 12</text:p>
            </text:list-item>
            <text:list-item>
              <text:p text:style-name="P2">Output be like, 2,4,6,8,10,12,14,16,18,20,22,24</text:p>
            </text:list-item>
          </text:list>
        </text:list-item>
        <text:list-item>
          <text:p text:style-name="P2">Take User input integer and print odd numbers</text:p>
          <text:list>
            <text:list-item>
              <text:p text:style-name="P2">Example : Enter Number 12</text:p>
            </text:list-item>
            <text:list-item>
              <text:p text:style-name="P2">Output be like, 1,3,5,7,9,11,13,15,17,19,21,23</text:p>
            </text:list-item>
          </text:list>
        </text:list-item>
        <text:list-item>
          <text:p text:style-name="P2">Take user input and print factorial of given input number</text:p>
          <text:list>
            <text:list-item>
              <text:p text:style-name="P2">Example: Enter Number 5</text:p>
            </text:list-item>
            <text:list-item>
              <text:p text:style-name="P2">Output be like : 120 (5*4*3*2*1)</text:p>
            </text:list-item>
          </text:list>
        </text:list-item>
        <text:list-item>
          <text:p text:style-name="P2">Print all even number under 10</text:p>
          <text:list>
            <text:list-item>
              <text:p text:style-name="P2">Output be like : 10,8,6,4,2</text:p>
            </text:list-item>
          </text:list>
        </text:list-item>
        <text:list-item>
          <text:p text:style-name="P3">Take user input and print square and cube of number under given number</text:p>
          <text:list>
            <text:list-item>
              <text:p text:style-name="P3">Example: Enter Number 5</text:p>
            </text:list-item>
            <text:list-item>
              <text:p text:style-name="P3">Output be like,</text:p>
              <text:list>
                <text:list-item>
                  <text:p text:style-name="P3">“Square of 5 is 25 and Cube of 5 is 125”</text:p>
                </text:list-item>
                <text:list-item>
                  <text:p text:style-name="P3">“Sqare of 4 is 16 and Cube of 4 is 64”</text:p>
                </text:list-item>
                <text:list-item>
                  <text:p text:style-name="P3">“Sqare of 3 is 9 and Cube of 3 is 27”</text:p>
                </text:list-item>
                <text:list-item>
                  <text:p text:style-name="P3">“Sqare of 2 is 4 and Cube of 2 is 8”</text:p>
                </text:list-item>
                <text:list-item>
                  <text:p text:style-name="P3">“Sqare of 1 is 1 and Cube of 1 is 1”</text:p>
                </text:list-item>
              </text:list>
            </text:list-item>
          </text:list>
        </text:list-item>
        <text:list-item>
          <text:p text:style-name="P3">Take user input and find given number is prime or not</text:p>
          <text:list>
            <text:list-item>
              <text:p text:style-name="P3">Example: Enter number 7</text:p>
            </text:list-item>
            <text:list-item>
              <text:p text:style-name="P3">Outpub be like, “Yes 7 is a prime number”</text:p>
            </text:list-item>
            <text:list-item>
              <text:p text:style-name="P3">Example: Enter Number 8</text:p>
            </text:list-item>
            <text:list-item>
              <text:p text:style-name="P3">Output be like “Sorry 8 is not prime number”</text:p>
            </text:list-item>
          </text:list>
        </text:list-item>
        <text:list-item>
          <text:p text:style-name="P3">Find Given number is amstrong number or not.</text:p>
          <text:list>
            <text:list-item>
              <text:p text:style-name="P3">Example : Enter Number 153</text:p>
            </text:list-item>
            <text:list-item>
              <text:p text:style-name="P3">Outut be like, “Yes 153 is Amstrong Number”</text:p>
            </text:list-item>
            <text:list-item>
              <text:p text:style-name="P3">Example : Enter Number 64</text:p>
            </text:list-item>
            <text:list-item>
              <text:p text:style-name="P3">Output be like “Sorry 64 is not amstrong number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06:22:16.047578027</meta:creation-date>
    <dc:date>2018-03-30T06:44:00.829293369</dc:date>
    <meta:editing-duration>PT8S</meta:editing-duration>
    <meta:editing-cycles>1</meta:editing-cycles>
    <meta:document-statistic meta:table-count="0" meta:image-count="0" meta:object-count="0" meta:page-count="1" meta:paragraph-count="30" meta:word-count="243" meta:character-count="1115" meta:non-whitespace-character-count="931"/>
    <meta:generator>LibreOffice/5.1.6.2$Linux_X86_64 LibreOffice_project/10m0$Build-2</meta:generator>
  </office:meta>
</office:document-meta>
</file>